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5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Comic Sans MS1" fo:font-size="30pt" style:font-size-asian="30pt" style:font-size-complex="18pt"/>
    </style:style>
    <style:style style:name="P3" style:family="paragraph">
      <style:paragraph-properties fo:text-align="center"/>
      <style:text-properties style:font-name="Comic Sans MS1" fo:font-size="25pt" style:font-size-asian="25pt" style:font-size-complex="18pt"/>
    </style:style>
    <style:style style:name="P4" style:family="paragraph">
      <style:text-properties fo:font-size="25pt" style:font-size-asian="25pt" style:font-size-complex="25pt"/>
    </style:style>
    <style:style style:name="T1" style:family="text">
      <style:text-properties style:font-name="Comic Sans MS1" fo:font-size="30pt" style:font-size-asian="30pt" style:font-size-complex="18pt"/>
    </style:style>
    <style:style style:name="T2" style:family="text">
      <style:text-properties style:font-name="Comic Sans MS1" fo:font-size="25pt" style:font-size-asian="25pt" style:font-size-complex="18pt"/>
    </style:style>
    <style:style style:name="T3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1" draw:id="id11" draw:layer="layout" svg:width="0.9cm" svg:height="0.9cm" svg:x="24.7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9cm" svg:height="0.9cm" svg:x="25.6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9cm" svg:height="0.9cm" svg:x="6.3cm" svg:y="1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9cm" svg:height="0.9cm" svg:x="18.4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9cm" svg:height="0.9cm" svg:x="15.3cm" svg:y="11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5cm" svg:y1="5.6cm" svg:x2="28.2cm" svg:y2="5.6cm">
          <text:p/>
        </draw:line>
        <draw:frame draw:style-name="gr3" draw:text-style-name="P2" draw:layer="layout" svg:width="3.258cm" svg:height="1.728cm" svg:x="1.8cm" svg:y="6cm">
          <draw:text-box>
            <text:p><text:span text:style-name="T1">C</text:span><text:span text:style-name="T1">言語</text:span></text:p>
          </draw:text-box>
        </draw:frame>
        <draw:frame draw:style-name="gr3" draw:text-style-name="P2" draw:layer="layout" svg:width="3.639cm" svg:height="1.728cm" svg:x="1.6cm" svg:y="3.6cm">
          <draw:text-box>
            <text:p><text:span text:style-name="T1">OCaml</text:span></text:p>
          </draw:text-box>
        </draw:frame>
        <draw:custom-shape draw:style-name="gr4" draw:text-style-name="P3" xml:id="id1" draw:id="id1" draw:layer="layout" svg:width="10.575cm" svg:height="1.4cm" svg:x="1.6cm" svg:y="1.4cm">
          <text:p text:style-name="P1"><text:span text:style-name="T2">camlPervasives__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7" draw:id="id7" draw:layer="layout" svg:width="20.8cm" svg:height="1.4cm" svg:x="1.7cm" svg:y="11.4cm">
          <text:p text:style-name="P1"><text:span text:style-name="T2">caml_register_named_value : string -&gt; 'a -&gt; uni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6.9cm" svg:height="1.369cm" svg:x="21cm" svg:y="3.631cm">
          <text:p text:style-name="P1"><text:span text:style-name="T2">全</text:span><text:span text:style-name="T2">flush</text:span><text:span text:style-name="T2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6.887cm" svg:y1="2.8cm" svg:x2="6.75cm" svg:y2="11.4cm" draw:start-shape="id1" draw:end-shape="id2" draw:end-glue-point="0" svg:d="m6887 2800c0 6451-137 2152-137 8600" svg:viewBox="0 0 138 8601">
          <text:p/>
        </draw:connector>
        <draw:custom-shape draw:style-name="gr4" draw:text-style-name="P3" xml:id="id3" draw:id="id3" draw:layer="layout" svg:width="10.7cm" svg:height="1.369cm" svg:x="9.7cm" svg:y="3.6cm">
          <text:p text:style-name="P1"><text:span text:style-name="T2">"Pervasives.do_at_exit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5.05cm" svg:y1="4.969cm" svg:x2="15.75cm" svg:y2="11.8cm" draw:start-shape="id3" draw:end-shape="id4" draw:end-glue-point="0" svg:d="m15050 4969c0 5124 700 1709 700 6831" svg:viewBox="0 0 701 6832">
          <text:p/>
        </draw:connector>
        <draw:connector draw:style-name="gr5" draw:text-style-name="P1" draw:layer="layout" draw:type="curve" svg:x1="24.45cm" svg:y1="5cm" svg:x2="18.85cm" svg:y2="11.8cm" draw:start-shape="id5" draw:start-glue-point="2" draw:end-shape="id6" svg:d="m24450 5000c0 5100-5600 1700-5600 6800" svg:viewBox="0 0 5601 6801">
          <text:p/>
        </draw:connector>
        <draw:custom-shape draw:style-name="gr4" draw:text-style-name="P3" xml:id="id8" draw:id="id8" draw:layer="layout" svg:width="12.2cm" svg:height="1.369cm" svg:x="4.8cm" svg:y="14.731cm">
          <text:p text:style-name="P1"><text:span text:style-name="T2">caml_register_global_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2.1cm" svg:y1="12.8cm" svg:x2="10.9cm" svg:y2="14.731cm" draw:start-shape="id7" draw:end-shape="id8" svg:d="m12100 12800c0 1449-1200 484-1200 1931" svg:viewBox="0 0 1201 1932">
          <text:p/>
        </draw:connector>
        <draw:custom-shape draw:style-name="gr4" draw:text-style-name="P3" xml:id="id9" draw:id="id9" draw:layer="layout" svg:width="11cm" svg:height="2.7cm" svg:x="17.3cm" svg:y="16.8cm">
          <text:p text:style-name="P1"><text:span text:style-name="T2">struct global_root_list</text:span></text:p>
          <text:p text:style-name="P1"><text:span text:style-name="T2">caml_global_root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7cm" svg:y1="15.415cm" svg:x2="22.8cm" svg:y2="16.8cm" draw:start-shape="id8" draw:start-glue-point="1" draw:end-shape="id9" svg:d="m17000 15415c3867 0 5800 461 5800 1385" svg:viewBox="0 0 5801 1386">
          <text:p/>
        </draw:connector>
        <draw:connector draw:style-name="gr6" draw:text-style-name="P1" draw:layer="layout" draw:type="curve" svg:x1="26.05cm" svg:y1="5cm" svg:x2="25.15cm" svg:y2="16.8cm" draw:start-shape="id10" draw:start-glue-point="2" draw:end-shape="id11" draw:end-glue-point="0" svg:d="m26050 5000c0 8850-900 2950-900 11800" svg:viewBox="0 0 901 11801">
          <text:p/>
        </draw:connector>
        <draw:frame draw:style-name="gr3" draw:text-style-name="P4" draw:layer="layout" svg:width="2.263cm" svg:height="1.369cm" svg:x="23.537cm" svg:y="9.2cm">
          <draw:text-box>
            <text:p text:style-name="P4"><text:span text:style-name="T3">登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8-22T17:44:46.984977356</meta:creation-date>
    <dc:date>2013-08-22T22:24:24.472675850</dc:date>
    <dc:creator>Okabe Kiwamu</dc:creator>
    <meta:editing-duration>PT48M46S</meta:editing-duration>
    <meta:editing-cycles>110</meta:editing-cycles>
    <meta:generator>LibreOffice/4.1.0.4$Linux_X86_64 LibreOffice_project/410m0$Build-4</meta:generator>
    <meta:document-statistic meta:object-count="21"/>
  </office:meta>
</office:document-meta>
</file>